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356cm" draw:marker-end-width="0.356cm" draw:fill-color="#cccccc" draw:textarea-horizontal-align="justify" draw:textarea-vertical-align="middle" draw:auto-grow-height="false" fo:min-height="1.808cm" fo:min-width="1.556cm" fo:padding-top="0.176cm" fo:padding-bottom="0.176cm" fo:padding-left="0.301cm" fo:padding-right="0.301cm" style:writing-mode="lr-tb"/>
      <style:paragraph-properties style:writing-mode="lr-tb"/>
    </style:style>
    <style:style style:name="gr2" style:family="graphic" style:parent-style-name="standard">
      <style:graphic-properties svg:stroke-width="0.102cm" svg:stroke-color="#3465a4" draw:marker-start-width="0.356cm" draw:marker-end-width="0.356cm" draw:fill-color="#cccccc" draw:textarea-horizontal-align="justify" draw:textarea-vertical-align="middle" draw:auto-grow-height="false" fo:min-height="1.681cm" fo:min-width="3.714cm" fo:padding-top="0.176cm" fo:padding-bottom="0.176cm" fo:padding-left="0.301cm" fo:padding-right="0.301cm" style:writing-mode="lr-tb"/>
      <style:paragraph-properties style:writing-mode="lr-tb"/>
    </style:style>
    <style:style style:name="gr3" style:family="graphic" style:parent-style-name="objectwithoutfill">
      <style:graphic-properties svg:stroke-width="0.102cm" draw:marker-start-width="0.356cm" draw:marker-end="Arrowheads_20_1" draw:marker-end-width="0.457cm" draw:fill="none" draw:textarea-vertical-align="middle" fo:padding-top="0.051cm" fo:padding-bottom="0.051cm" fo:padding-left="0.051cm" fo:padding-right="0.051cm"/>
    </style:style>
    <style:style style:name="gr4" style:family="graphic" style:parent-style-name="objectwithoutfill">
      <style:graphic-properties svg:stroke-width="0.102cm" draw:marker-start-width="0.356cm" draw:marker-end="" draw:marker-end-width="0.457cm" draw:fill="none" draw:textarea-vertical-align="middle" fo:padding-top="0.051cm" fo:padding-bottom="0.051cm" fo:padding-left="0.051cm" fo:padding-right="0.051cm"/>
    </style:style>
    <style:style style:name="gr5" style:family="graphic" style:parent-style-name="objectwithoutfill">
      <style:graphic-properties svg:stroke-width="0.102cm" draw:marker-start-width="0.356cm" draw:marker-end="Arrowheads_20_4" draw:marker-end-width="0.457cm" draw:fill="none" draw:textarea-vertical-align="middle" fo:padding-top="0.051cm" fo:padding-bottom="0.051cm" fo:padding-left="0.051cm" fo:padding-right="0.051cm"/>
    </style:style>
    <style:style style:name="gr6" style:family="graphic" style:parent-style-name="objectwithoutfill">
      <style:graphic-properties svg:stroke-width="0.102cm" draw:marker-start-width="0.356cm" draw:marker-end="Arrowheads_20_7" draw:marker-end-width="0.457cm" draw:fill="none" draw:textarea-vertical-align="middle" fo:padding-top="0.051cm" fo:padding-bottom="0.051cm" fo:padding-left="0.051cm" fo:padding-right="0.051cm"/>
    </style:style>
    <style:style style:name="gr7" style:family="graphic" style:parent-style-name="objectwithoutfill">
      <style:graphic-properties svg:stroke-width="0.102cm" draw:marker-start-width="0.356cm" draw:marker-end-width="0.356cm" draw:fill="none" draw:textarea-vertical-align="middle" fo:padding-top="0.051cm" fo:padding-bottom="0.051cm" fo:padding-left="0.051cm" fo:padding-right="0.051cm"/>
    </style:style>
    <style:style style:name="gr8" style:family="graphic" style:parent-style-name="objectwithoutfill">
      <style:graphic-properties svg:stroke-width="0.102cm" draw:marker-start-width="0.356cm" draw:marker-end="Arrowheads_20_8" draw:marker-end-width="0.457cm" draw:fill="none" draw:textarea-vertical-align="middle" fo:padding-top="0.051cm" fo:padding-bottom="0.051cm" fo:padding-left="0.051cm" fo:padding-right="0.051cm"/>
    </style:style>
    <style:style style:name="gr9" style:family="graphic" style:parent-style-name="objectwithoutfill">
      <style:graphic-properties svg:stroke-width="0.102cm" draw:marker-start-width="0.356cm" draw:marker-end="Arrowheads_20_9" draw:marker-end-width="0.457cm" draw:fill="none" draw:textarea-vertical-align="middle" fo:padding-top="0.051cm" fo:padding-bottom="0.051cm" fo:padding-left="0.051cm" fo:padding-right="0.0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8cm" fo:min-width="0.43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8cm" fo:min-width="0.561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  <style:text-properties fo:font-size="11.8999996185303pt" style:font-size-asian="12pt" style:font-size-complex="12pt"/>
    </style:style>
    <style:style style:name="P2" style:family="paragraph">
      <loext:graphic-properties draw:fill-color="#cccccc"/>
      <style:paragraph-properties fo:text-align="center" style:writing-mode="lr-tb"/>
      <style:text-properties fo:font-size="11.8999996185303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1.8999996185303pt"/>
    </style:style>
    <style:style style:name="P5" style:family="paragraph">
      <loext:graphic-properties draw:fill="none" draw:fill-color="#ffffff"/>
      <style:text-properties fo:font-size="11.8999996185303pt" style:font-size-asian="12pt" style:font-size-complex="12pt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.8999996185303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316cm" svg:height="4.318cm" svg:x="2.83cm" svg:y="14.55cm">
          <text:p text:style-name="P1"><text:span text:style-name="T1">Were all </text:span><text:span text:style-name="T1">causes </text:span><text:span text:style-name="T1">triggered</text:span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316cm" svg:height="4.318cm" svg:x="2.79cm" svg:y="8.914cm">
          <text:p text:style-name="P1"><text:span text:style-name="T1">More</text:span><text:span text:style-name="T1"><text:line-break/></text:span><text:span text:style-name="T1">caus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4.316cm" svg:height="2.033cm" svg:x="2.79cm" svg:y="20.29cm">
          <text:p text:style-name="P1"><text:span text:style-name="T1">Run Eff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316cm" svg:height="4.318cm" svg:x="2.79cm" svg:y="23.739cm">
          <text:p text:style-name="P1"><text:span text:style-name="T1">More</text:span><text:span text:style-name="T1"><text:line-break/></text:span><text:span text:style-name="T1">effect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4.316cm" svg:height="2.033cm" svg:x="7.471cm" svg:y="1.435cm">
          <text:p text:style-name="P1"><text:span text:style-name="T1">Sleep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31cm" svg:y1="22.386cm" svg:x2="4.931cm" svg:y2="23.74cm">
          <text:p/>
        </draw:line>
        <draw:line draw:style-name="gr3" draw:text-style-name="P3" draw:layer="layout" svg:x1="4.931cm" svg:y1="13.261cm" svg:x2="4.931cm" svg:y2="14.615cm">
          <text:p/>
        </draw:line>
        <draw:line draw:style-name="gr3" draw:text-style-name="P3" draw:layer="layout" svg:x1="4.923cm" svg:y1="4.173cm" svg:x2="4.923cm" svg:y2="5.527cm">
          <text:p/>
        </draw:line>
        <draw:line draw:style-name="gr4" draw:text-style-name="P3" draw:layer="layout" svg:x1="2.79cm" svg:y1="25.94cm" svg:x2="1.774cm" svg:y2="25.94cm">
          <text:p/>
        </draw:line>
        <draw:line draw:style-name="gr4" draw:text-style-name="P3" draw:layer="layout" svg:x1="1.774cm" svg:y1="25.941cm" svg:x2="1.774cm" svg:y2="19.639cm">
          <text:p/>
        </draw:line>
        <draw:line draw:style-name="gr5" draw:text-style-name="P3" draw:layer="layout" svg:x1="1.774cm" svg:y1="19.637cm" svg:x2="4.93cm" svg:y2="19.637cm">
          <text:p/>
        </draw:line>
        <draw:line draw:style-name="gr4" draw:text-style-name="P3" draw:layer="layout" svg:x1="4.923cm" svg:y1="28.055cm" svg:x2="4.923cm" svg:y2="29.241cm">
          <text:p/>
        </draw:line>
        <draw:line draw:style-name="gr4" draw:text-style-name="P3" draw:layer="layout" svg:x1="4.923cm" svg:y1="29.241cm" svg:x2="9.648cm" svg:y2="29.241cm">
          <text:p/>
        </draw:line>
        <draw:line draw:style-name="gr6" draw:text-style-name="P3" draw:layer="layout" svg:x1="9.648cm" svg:y1="29.242cm" svg:x2="9.648cm" svg:y2="3.466cm">
          <text:p/>
        </draw:line>
        <draw:line draw:style-name="gr7" draw:text-style-name="P3" draw:layer="layout" svg:x1="9.647cm" svg:y1="1.437cm" svg:x2="9.647cm" svg:y2="0.421cm">
          <text:p/>
        </draw:line>
        <draw:line draw:style-name="gr7" draw:text-style-name="P3" draw:layer="layout" svg:x1="4.923cm" svg:y1="0.421cm" svg:x2="9.648cm" svg:y2="0.421cm">
          <text:p/>
        </draw:line>
        <draw:line draw:style-name="gr8" draw:text-style-name="P3" draw:layer="layout" svg:x1="4.923cm" svg:y1="0.421cm" svg:x2="4.923cm" svg:y2="2.136cm">
          <text:p/>
        </draw:line>
        <draw:line draw:style-name="gr9" draw:text-style-name="P3" draw:layer="layout" svg:x1="7.146cm" svg:y1="16.762cm" svg:x2="9.686cm" svg:y2="16.762cm">
          <text:p/>
        </draw:line>
        <draw:line draw:style-name="gr4" draw:text-style-name="P3" draw:layer="layout" svg:x1="2.79cm" svg:y1="11.044cm" svg:x2="1.774cm" svg:y2="11.044cm">
          <text:p/>
        </draw:line>
        <draw:line draw:style-name="gr4" draw:text-style-name="P3" draw:layer="layout" svg:x1="1.774cm" svg:y1="11.044cm" svg:x2="1.774cm" svg:y2="1.266cm">
          <text:p/>
        </draw:line>
        <draw:line draw:style-name="gr5" draw:text-style-name="P3" draw:layer="layout" svg:x1="1.749cm" svg:y1="1.24cm" svg:x2="4.905cm" svg:y2="1.24cm">
          <text:p/>
        </draw:line>
        <draw:frame draw:style-name="gr10" draw:text-style-name="P5" draw:layer="layout" svg:width="0.544cm" svg:height="0.948cm" svg:x="5.232cm" svg:y="13.339cm">
          <draw:text-box>
            <text:p text:style-name="P4"><text:span text:style-name="T2">No</text:span></text:p>
          </draw:text-box>
        </draw:frame>
        <draw:frame draw:style-name="gr11" draw:text-style-name="P5" draw:layer="layout" svg:width="0.696cm" svg:height="0.948cm" svg:x="2.029cm" svg:y="11.26cm">
          <draw:text-box>
            <text:p text:style-name="P4"><text:span text:style-name="T2">Yes</text:span></text:p>
          </draw:text-box>
        </draw:frame>
        <draw:frame draw:style-name="gr10" draw:text-style-name="P5" draw:layer="layout" svg:width="0.544cm" svg:height="0.948cm" svg:x="5.232cm" svg:y="28.28cm">
          <draw:text-box>
            <text:p text:style-name="P4"><text:span text:style-name="T2">No</text:span></text:p>
          </draw:text-box>
        </draw:frame>
        <draw:frame draw:style-name="gr11" draw:text-style-name="P5" draw:layer="layout" svg:width="0.696cm" svg:height="0.948cm" svg:x="2.029cm" svg:y="26.147cm">
          <draw:text-box>
            <text:p text:style-name="P4"><text:span text:style-name="T2">Yes</text:span></text:p>
          </draw:text-box>
        </draw:frame>
        <draw:custom-shape draw:style-name="gr2" draw:text-style-name="P2" draw:layer="layout" svg:width="4.316cm" svg:height="2.033cm" svg:x="2.771cm" svg:y="2.135cm">
          <text:p text:style-name="P1"><text:span text:style-name="T1">Run Cau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6cm" svg:height="2.033cm" svg:x="2.771cm" svg:y="5.535cm">
          <text:p text:style-name="P1"><text:span text:style-name="T1">Record whether cause triggere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3cm" svg:y1="7.547cm" svg:x2="4.923cm" svg:y2="8.901cm">
          <text:p/>
        </draw:line>
        <draw:frame draw:style-name="gr10" draw:text-style-name="P5" draw:layer="layout" svg:width="0.544cm" svg:height="0.948cm" svg:x="7.232cm" svg:y="17.039cm">
          <draw:text-box>
            <text:p text:style-name="P4"><text:span text:style-name="T2">No</text:span></text:p>
          </draw:text-box>
        </draw:frame>
        <draw:line draw:style-name="gr3" draw:text-style-name="P3" draw:layer="layout" svg:x1="4.931cm" svg:y1="18.936cm" svg:x2="4.931cm" svg:y2="20.29cm">
          <text:p/>
        </draw:line>
        <draw:frame draw:style-name="gr11" draw:text-style-name="P5" draw:layer="layout" svg:width="0.696cm" svg:height="0.948cm" svg:x="5.129cm" svg:y="19.06cm">
          <draw:text-box>
            <text:p text:style-name="P4"><text:span text:style-name="T2">Yes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6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5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6cm" fo:margin-bottom="0cm" fo:text-indent="0cm"/>
      <style:text-properties fo:font-size="42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49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1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1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1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1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1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78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748cm" fo:page-height="30.4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3.64cm" svg:height="7.047cm" svg:x="3.827cm" svg:y="2.397cm"/>
      <draw:page-thumbnail draw:layer="backgroundobjects" svg:width="3.64cm" svg:height="7.047cm" svg:x="3.827cm" svg:y="10.445cm"/>
      <draw:page-thumbnail draw:layer="backgroundobjects" svg:width="3.64cm" svg:height="7.047cm" svg:x="3.827cm" svg:y="18.493cm"/>
      <draw:page-thumbnail draw:layer="backgroundobjects" svg:width="3.64cm" svg:height="7.047cm" svg:x="14.122cm" svg:y="2.397cm"/>
      <draw:page-thumbnail draw:layer="backgroundobjects" svg:width="3.64cm" svg:height="7.047cm" svg:x="14.122cm" svg:y="10.445cm"/>
      <draw:page-thumbnail draw:layer="backgroundobjects" svg:width="3.64cm" svg:height="7.047cm" svg:x="14.122cm" svg:y="18.493cm"/>
    </style:handout-master>
    <style:master-page style:name="Default" style:page-layout-name="PM1" draw:style-name="Mdp1">
      <draw:frame presentation:style-name="Default-title" draw:layer="backgroundobjects" svg:width="14.172cm" svg:height="4.673cm" svg:x="0.784cm" svg:y="1.12cm" presentation:class="title" presentation:placeholder="true">
        <draw:text-box/>
      </draw:frame>
      <draw:frame presentation:style-name="Default-outline1" draw:layer="backgroundobjects" svg:width="14.172cm" svg:height="16.234cm" svg:x="0.784cm" svg:y="6.545cm" presentation:class="outline" presentation:placeholder="true">
        <draw:text-box/>
      </draw:frame>
      <draw:frame presentation:style-name="Mpr1" draw:text-style-name="MP2" draw:layer="backgroundobjects" svg:width="3.668cm" svg:height="1.929cm" svg:x="0.784cm" svg:y="25.4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1cm" svg:height="1.929cm" svg:x="5.382cm" svg:y="25.49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8cm" svg:height="1.929cm" svg:x="11.289cm" svg:y="25.49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3:49:33.404053100</meta:creation-date>
    <dc:date>2023-12-12T16:45:21.056588333</dc:date>
    <meta:editing-duration>PT35M40S</meta:editing-duration>
    <meta:editing-cycles>4</meta:editing-cycles>
    <meta:generator>LibreOffice/7.5.7.1$Linux_X86_64 LibreOffice_project/50$Build-1</meta:generator>
    <meta:document-statistic meta:object-count="54"/>
  </office:meta>
</office:document-meta>
</file>